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[REPORT_HEADER]</text:h>
      <text:p text:style-name="Standard"/>
      <text:p text:style-name="Standard">[BILL_NAME]</text:p>
      <text:p text:style-name="Standard"/>
      <text:p text:style-name="Standard">[MEMBER_OF_PARLIAMENT]</text:p>
      <text:p text:style-name="Standard"/>
      <text:p text:style-name="Standard">[NO_OF_AMENDMENTS]</text:p>
      <text:p text:style-name="Standard"/>
      <text:section text:style-name="Sect1" text:name="ReportBody">
        <text:p text:style-name="Standard"/>
        <text:section text:style-name="Sect1" text:name="ReportLine-Repeat">
          <text:p text:style-name="Standard">[LINE_HEAD]</text:p>
          <text:p text:style-name="Standard">[LINE_CHANGE_DESC]</text:p>
        </text:section>
        <text:p text:style-name="Standard"/>
      </text:section>
      <text:p text:style-name="Standard">[REPORT_FOOTER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hok Hariharan</meta:initial-creator>
    <meta:creation-date>2010-03-15T14:46:04</meta:creation-date>
    <dc:date>2010-03-22T00:23:44</dc:date>
    <dc:creator>Ashok Hariharan</dc:creator>
    <meta:editing-duration>PT69H24M18S</meta:editing-duration>
    <meta:editing-cycles>5</meta:editing-cycles>
    <meta:generator>OpenOffice.org/3.1$Linux OpenOffice.org_project/310m19$Build-9420</meta:generator>
    <meta:document-statistic meta:table-count="0" meta:image-count="0" meta:object-count="0" meta:page-count="1" meta:paragraph-count="7" meta:word-count="7" meta:character-count="110"/>
  </office:meta>
</office:document-meta>
</file>